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1.5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5.25cm"/>
    </style:style>
    <style:style style:name="gr5" style:family="graphic" style:parent-style-name="standard">
      <style:graphic-properties draw:stroke="dash" draw:stroke-dash="Ultrafine_20_Dashed" svg:stroke-width="0.02cm" draw:marker-start-width="0.34cm" draw:marker-end="Arrow" draw:marker-end-width="0.34cm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dash" draw:stroke-dash="Fine_20_Dashed_20__28_var_29_" svg:stroke-width="0.02cm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stroke="dash" draw:stroke-dash="Ultrafine_20_Dashed" svg:stroke-width="0.02cm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Bitstream Charter'" style:font-style-name="Regular" style:font-family-generic="roman" style:font-pitch="variable" fo:font-size="10pt" style:font-size-asian="18pt" style:font-size-complex="18pt"/>
    </style:style>
    <style:style style:name="P3" style:family="paragraph">
      <style:text-properties fo:font-family="'Bitstream Charter'" style:font-style-name="Regular" style:font-family-generic="roman" style:font-pitch="variable" fo:font-size="10pt" style:font-size-asian="18pt" style:font-size-complex="18pt"/>
    </style:style>
    <style:style style:name="T1" style:family="text">
      <style:text-properties fo:font-family="'Bitstream Charter'" style:font-style-name="Regular" style:font-family-generic="roman" style:font-pitch="variable"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47cm" svg:height="1.009cm" svg:x="1.047cm" svg:y="0.99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047cm" svg:height="1.009cm" svg:x="2.547cm" svg:y="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047cm" svg:height="1.009cm" svg:x="4.047cm" svg:y="1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1.047cm" svg:y="2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2.547cm" svg:y="2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4.047cm" svg:y="2.5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1cm" svg:y="3.991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2.547cm" svg:y="3.991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4.047cm" svg:y="4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5cm" svg:height="1.75cm" svg:x="1.547cm" svg:y="6.75cm">
          <draw:text-box>
            <text:p><text:span text:style-name="T1">S: 3 × 4 matrix</text:span></text:p>
          </draw:text-box>
        </draw:frame>
        <draw:custom-shape draw:style-name="gr1" draw:text-style-name="P2" draw:layer="layout" svg:width="1.047cm" svg:height="1.009cm" svg:x="1.047cm" svg:y="5.482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2.594cm" svg:y="5.482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4.094cm" svg:y="5.49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047cm" svg:height="1.009cm" svg:x="12cm" svg:y="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047cm" svg:height="1.009cm" svg:x="12.047cm" svg:y="2.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047cm" svg:height="1.009cm" svg:x="12.047cm" svg:y="4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10.547cm" svg:y="1.009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10.547cm" svg:y="2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10.547cm" svg:y="4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9cm" svg:y="1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9cm" svg:y="2.509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9.047cm" svg:y="4.009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7.5cm" svg:y="1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7.547cm" svg:y="2.5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7.5cm" svg:y="4.009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53cm" svg:height="1.099cm" svg:x="8.047cm" svg:y="5.5cm">
          <draw:text-box>
            <text:p><text:span text:style-name="T1">T: 4 × 3 matrix</text:span></text:p>
            <text:p><text:span text:style-name="T1">(S rotated clockwise)</text:span></text:p>
          </draw:text-box>
        </draw:frame>
        <draw:frame draw:style-name="gr4" draw:text-style-name="P3" draw:layer="layout" svg:width="5cm" svg:height="7.035cm" svg:x="14cm" svg:y="1cm">
          <draw:text-box>
            <text:p><text:span text:style-name="T1">Movement Sequence</text:span></text:p>
            <text:p><text:span text:style-name="T1">1. T[3,0] = S[0,0]</text:span></text:p>
            <text:p><text:span text:style-name="T1">2. T[3,1] = S[1,0]</text:span></text:p>
            <text:p><text:span text:style-name="T1">3. T[3,2] = S[2,0]</text:span></text:p>
            <text:p><text:span text:style-name="T1">4. T[2,0] = S[0,1]</text:span></text:p>
            <text:p><text:span text:style-name="T1">5. T[2,1] = S[1,1]</text:span></text:p>
            <text:p><text:span text:style-name="T1">6. T[2,2] = S[2,1]</text:span></text:p>
            <text:p><text:span text:style-name="T1">7. T[1,0] = S[0,2]</text:span></text:p>
            <text:p><text:span text:style-name="T1">8. T[1,1] = S[1,2]</text:span></text:p>
            <text:p><text:span text:style-name="T1">9. T[1,2] = S[2,2]</text:span></text:p>
            <text:p><text:span text:style-name="T1">10. T[0,0] = S[0,3]</text:span></text:p>
            <text:p><text:span text:style-name="T1">11. T[0,1] = S[1,3]</text:span></text:p>
            <text:p><text:span text:style-name="T1">12. T[0,2] = S[2,3]</text:span></text:p>
            <text:p><text:span text:style-name="T1"/></text:p>
            <text:p><text:span text:style-name="T1">Note: T[x,y] or T[col, row]</text:span></text:p>
            <text:p><text:span text:style-name="T1"/></text:p>
          </draw:text-box>
        </draw:frame>
        <draw:connector draw:style-name="gr5" draw:text-style-name="P1" draw:layer="layout" draw:type="curve" svg:x1="1.57cm" svg:y1="0.991cm" svg:x2="12.523cm" svg:y2="1cm" draw:start-shape="id1" draw:start-glue-point="0" draw:end-shape="id2" draw:end-glue-point="0" svg:d="m1570 991c0-903 10953-907 10953 9">
          <text:p/>
        </draw:connector>
        <draw:connector draw:style-name="gr6" draw:text-style-name="P1" draw:layer="layout" draw:type="curve" draw:line-skew="0.778cm" svg:x1="3.07cm" svg:y1="1cm" svg:x2="12.57cm" svg:y2="2.5cm" draw:start-shape="id3" draw:start-glue-point="0" draw:end-shape="id4" draw:end-glue-point="0" svg:d="m3070 1000c0 264 9500-486 9500 1500">
          <text:p/>
        </draw:connector>
        <draw:connector draw:style-name="gr7" draw:text-style-name="P1" draw:layer="layout" draw:type="curve" draw:line-skew="0.272cm" svg:x1="4.57cm" svg:y1="2.009cm" svg:x2="12.57cm" svg:y2="4cm" draw:start-shape="id5" draw:start-glue-point="2" draw:end-shape="id6" svg:d="m4570 2009c0 2125 8000 1130 8000 19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 draw:start-line-spacing-vertical="0.6cm" draw:end-line-spacing-horizontal="0.3cm" draw:end-line-spacing-vertical="0.3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rran Kartaschew</meta:initial-creator>
    <meta:creation-date>2012-08-13T22:29:32</meta:creation-date>
    <dc:date>2012-08-13T23:23:14</dc:date>
    <dc:creator>Darran Kartaschew</dc:creator>
    <meta:editing-duration>PT52M59S</meta:editing-duration>
    <meta:editing-cycles>11</meta:editing-cycles>
    <meta:generator>OpenOffice.org/3.3$Solaris_x86 OpenOffice.org_project/330m20$Build-9567</meta:generator>
    <meta:document-statistic meta:object-count="30"/>
  </office:meta>
</office:document-meta>
</file>